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7.724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2.08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56cm" fo:break-before="auto" style:use-optimal-row-height="false"/>
    </style:style>
    <style:style style:name="ro6" style:family="table-row">
      <style:table-row-properties style:row-height="0.744cm" fo:break-before="auto" style:use-optimal-row-height="false"/>
    </style:style>
    <style:style style:name="ro7" style:family="table-row">
      <style:table-row-properties style:row-height="1.076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ff4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vertical-align="bottom"/>
    </style:style>
    <style:style style:name="ce1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5ce" fo:border="0.06pt solid #b2b2b2" style:vertical-align="bottom"/>
    </style:style>
    <style:style style:name="ce29" style:family="table-cell" style:parent-style-name="Default">
      <style:table-cell-properties fo:background-color="#ffffd7" fo:border="0.06pt solid #b2b2b2" style:vertical-align="botto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3" office:value-type="string" calcext:value-type="string">
            <text:p>REMPLACER PAR MEMBRES EQUIPE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3" office:value-type="string" calcext:value-type="string">
            <text:p>Pénalité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s Firefox et Google Chrome)</text:p>
            <text:p>  - Pas de liens vers des pages inexistantes</text:p>
            <text:p>  - Pas d'images absentes</text:p>
            <text:p>  - Page active indiquée dans la navigation</text:p>
            <text:p>  - …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7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"Respect" de l'intégration du fichier psd / jpg et des fonctionnalités attendu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Gestion d'équipe – X/3 – Par membre d'équi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édaction cohérente du document de répartition des tâches au sein du grou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6">
          <table:table-cell table:style-name="ce14" office:value-type="string" calcext:value-type="string" table:number-columns-spanned="6" table:number-rows-spanned="1">
            <text:p>Total</text:p>
          </table:table-cell>
          <table:covered-table-cell table:number-columns-repeated="5" table:style-name="ce18"/>
          <table:table-cell table:style-name="ce25" table:formula="of:=SUM([.G2:.G7])" office:value-type="float" office:value="0" calcext:value-type="float">
            <text:p>0</text:p>
          </table:table-cell>
          <table:table-cell table:style-name="ce25"/>
          <table:table-cell table:style-name="ce16" table:number-columns-repeated="1016"/>
        </table:table-row>
        <table:table-row table:style-name="ro6">
          <table:table-cell table:style-name="ce14"/>
          <table:table-cell table:style-name="ce16"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Qualité du cod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7">
          <table:table-cell office:value-type="string" calcext:value-type="string" table:number-columns-spanned="6" table:number-rows-spanned="1">
            <text:p>Respect de la sémantique HTML (pas de balises &lt;br&gt; inappropriées…)</text:p>
            <text:p><text:span text:style-name="T1">Jusqu’à -1,5 pts s'il y a trop de &lt;br&gt;</text:span></text:p>
          </table:table-cell>
          <table:covered-table-cell table:number-columns-repeated="5"/>
          <table:table-cell table:number-columns-repeated="2"/>
          <table:table-cell table:style-name="ce19"/>
          <table:table-cell table:number-columns-repeated="1015"/>
        </table:table-row>
        <table:table-row table:style-name="ro4">
          <table:table-cell office:value-type="string" calcext:value-type="string" table:number-columns-spanned="6" table:number-rows-spanned="1">
            <text:p>Bon nommage des fichiers / Organisatio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 (attributs "for" et "id")</text:p>
          </table:table-cell>
          <table:covered-table-cell table:number-columns-repeated="5" table:style-name="ce6"/>
          <table:table-cell table:number-columns-repeated="1018"/>
        </table:table-row>
        <table:table-row table:style-name="ro8">
          <table:table-cell office:value-type="string" calcext:value-type="string" table:number-columns-spanned="6" table:number-rows-spanned="1">
            <text:p>Bonnes pratiques au niveau CSS – Utilisation de l’unité rem pour les font-size.</text:p>
            <text:p><text:span text:style-name="T1">Jusqu’à -1,5 pts s'il y a des "font-size" en px</text:span>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 (balise &lt;title&gt;)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office:value-type="string" calcext:value-type="string" table:number-columns-spanned="6" table:number-rows-spanned="1">
            <text:p>Les images possèdent l'attribut "alt" avec une valeur, si c'est pertinent</text:p>
            <text:p><text:span text:style-name="T1">Jusqu’à -1,5 pts s'il y a trop de "alt" manquants</text:span></text:p>
          </table:table-cell>
          <table:covered-table-cell table:number-columns-repeated="5"/>
          <table:table-cell table:number-columns-repeated="2"/>
          <table:table-cell table:style-name="ce19"/>
          <table:table-cell table:number-columns-repeated="1015"/>
        </table:table-row>
        <table:table-row table:style-name="ro9">
          <table:table-cell office:value-type="string" calcext:value-type="string" table:number-columns-spanned="6" table:number-rows-spanned="1">
            <text:p>Autres (contrastes, polices, taille des textes…)</text:p>
          </table:table-cell>
          <table:covered-table-cell table:number-columns-repeated="5"/>
          <table:table-cell table:number-columns-repeated="2"/>
          <table:table-cell table:style-name="ce19"/>
          <table:table-cell table:number-columns-repeated="1015"/>
        </table:table-row>
        <table:table-row table:style-name="ro6">
          <table:table-cell table:style-name="ce14" office:value-type="string" calcext:value-type="string" table:number-columns-spanned="6" table:number-rows-spanned="1">
            <text:p>Total</text:p>
          </table:table-cell>
          <table:covered-table-cell table:number-columns-repeated="5" table:style-name="ce18"/>
          <table:table-cell table:style-name="ce29" table:formula="of:=MAX(SUM([.G11:.G20])-SUM([.H11:.H20]);0)" office:value-type="float" office:value="0" calcext:value-type="float">
            <text:p>0</text:p>
          </table:table-cell>
          <table:table-cell table:style-name="ce29"/>
          <table:table-cell table:style-name="ce16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16:40:03.5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09:27:54.752000000</meta:creation-date>
    <meta:generator>LibreOffice/7.2.7.2$Windows_X86_64 LibreOffice_project/8d71d29d553c0f7dcbfa38fbfda25ee34cce99a2</meta:generator>
    <dc:date>2025-08-23T16:44:28.487000000</dc:date>
    <meta:editing-duration>PT17H28M35S</meta:editing-duration>
    <meta:editing-cycles>71</meta:editing-cycles>
    <meta:document-statistic meta:table-count="1" meta:cell-count="24" meta:object-count="0"/>
  </office:meta>
</office:document-meta>
</file>